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Comic Sans MS" svg:font-family="'Comic Sans MS'" style:font-family-generic="script"/>
    <style:font-face style:name="URW Chancery L" svg:font-family="'URW Chancery L'"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Comic Sans MS1"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Comic Sans MS1" fo:font-size="12pt" style:text-underline-style="none"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Comic Sans MS1" fo:font-size="12pt" style:text-underline-style="none"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Comic Sans MS1" fo:font-size="12pt" style:text-underline-style="solid" style:text-underline-width="auto" style:text-underline-color="font-color" fo:font-weight="bold"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Comic Sans MS1" fo:font-size="22pt" style:text-underline-style="solid" style:text-underline-width="auto" style:text-underline-color="font-color" fo:font-weight="bold" style:font-size-asian="22pt" style:font-weight-asian="bold" style:font-size-complex="22pt" style:font-weight-complex="bold"/>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text-position="0% 100%" style:font-name="Comic Sans MS1"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text-position="0% 100%" style:font-name="Comic Sans MS1" fo:font-size="12pt" style:text-underline-style="none" fo:font-weight="bol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text-position="0% 100%" style:font-name="URW Chancery L" fo:font-size="26pt" fo:font-style="normal" style:text-underline-style="none" fo:font-weight="normal" style:font-size-asian="22.75pt" style:font-style-asian="normal" style:font-weight-asian="normal" style:font-size-complex="26pt" style:font-style-complex="normal" style:font-weight-complex="normal"/>
    </style:style>
    <style:style style:name="P12" style:family="paragraph" style:parent-style-name="Standard">
      <style:paragraph-properties fo:text-align="justify" style:justify-single-word="false"/>
      <style:text-properties style:font-name="URW Chancery L" fo:font-size="26pt" fo:font-style="italic" style:text-underline-style="solid" style:text-underline-width="auto" style:text-underline-color="font-color" fo:font-weight="bold" style:font-size-asian="22.75pt" style:font-style-asian="italic" style:font-weight-asian="bold" style:font-size-complex="26pt" style:font-style-complex="italic" style:font-weight-complex="bold"/>
    </style:style>
    <style:style style:name="P13" style:family="paragraph" style:parent-style-name="Standard" style:list-style-name="L1">
      <style:paragraph-properties fo:text-align="justify" style:justify-single-word="false"/>
      <style:text-properties style:font-name="Comic Sans MS1" fo:font-size="12pt" style:text-underline-style="none" fo:font-weight="normal" style:font-size-asian="10.5pt" style:font-weight-asian="normal" style:font-size-complex="12pt" style:font-weight-complex="normal"/>
    </style:style>
    <style:style style:name="P14" style:family="paragraph" style:parent-style-name="Standard" style:list-style-name="L2">
      <style:paragraph-properties fo:text-align="justify" style:justify-single-word="false"/>
      <style:text-properties style:text-position="0% 100%" style:font-name="Comic Sans MS1" fo:font-size="12pt" style:text-underline-style="none" fo:font-weight="normal" style:font-size-asian="10.5pt" style:font-weight-asian="normal" style:font-size-complex="12pt" style:font-weight-complex="normal"/>
    </style:style>
    <style:style style:name="P15" style:family="paragraph" style:parent-style-name="Standard" style:list-style-name="L3">
      <style:paragraph-properties fo:text-align="justify" style:justify-single-word="false"/>
      <style:text-properties style:text-position="0% 100%" style:font-name="Comic Sans MS1" fo:font-size="12pt" style:text-underline-style="none" fo:font-weight="normal" style:font-size-asian="10.5pt" style:font-weight-asian="normal" style:font-size-complex="12pt" style:font-weight-complex="normal"/>
    </style:style>
    <style:style style:name="P16" style:family="paragraph" style:parent-style-name="Standard" style:list-style-name="L4">
      <style:paragraph-properties fo:text-align="justify" style:justify-single-word="false"/>
      <style:text-properties style:text-position="0% 100%" style:font-name="Comic Sans MS1" fo:font-size="12pt" style:text-underline-style="none" fo:font-weight="normal" style:font-size-asian="10.5pt" style:font-weight-asian="normal" style:font-size-complex="12pt" style:font-weight-complex="normal"/>
    </style:style>
    <style:style style:name="P17" style:family="paragraph" style:parent-style-name="Standard" style:list-style-name="L4">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mic Sans MS1" fo:font-size="12pt" style:text-underline-style="none" fo:font-weight="normal" style:font-size-asian="10.5pt" style:font-weight-asian="normal" style:font-size-complex="12pt" style:font-weight-complex="normal"/>
    </style:style>
    <style:style style:name="T5" style:family="text">
      <style:text-properties style:text-position="super 58%" style:font-name="Comic Sans MS1" fo:font-size="12pt" style:text-underline-style="none" fo:font-weight="normal" style:font-size-asian="10.5pt" style:font-weight-asian="normal" style:font-size-complex="12pt" style:font-weight-complex="normal"/>
    </style:style>
    <style:style style:name="T6" style:family="text">
      <style:text-properties style:text-position="0% 100%"/>
    </style:style>
    <style:style style:name="T7" style:family="text">
      <style:text-properties style:text-position="0% 100%" fo:font-weight="normal" style:font-weight-asian="normal" style:font-weight-complex="normal"/>
    </style:style>
    <style:style style:name="T8" style:family="text">
      <style:text-properties style:text-position="0% 100%" style:font-name="Comic Sans MS1" fo:font-size="12pt" style:text-underline-style="none" fo:font-weight="normal" style:font-size-asian="10.5pt" style:font-weight-asian="normal" style:font-size-complex="12pt" style:font-weight-complex="normal"/>
    </style:style>
    <style:style style:name="T9" style:family="text">
      <style:text-properties style:text-position="0% 100%" style:font-name="Comic Sans MS1" fo:font-size="12pt" style:text-underline-style="none" style:font-size-asian="10.5pt" style:font-size-complex="12pt"/>
    </style:style>
    <style:style style:name="T10" style:family="text">
      <style:text-properties style:text-position="0% 100%" style:font-name="Comic Sans MS1" fo:font-size="12pt" style:text-underline-style="solid" style:text-underline-width="auto" style:text-underline-color="font-color" style:font-size-asian="10.5pt" style:font-size-complex="12pt"/>
    </style:style>
    <style:style style:name="T11" style:family="text">
      <style:text-properties style:text-position="0% 100%" style:font-name="Comic Sans MS1" fo:font-size="12pt" style:text-underline-style="solid" style:text-underline-width="auto" style:text-underline-color="font-color" fo:font-weight="bold" style:font-size-asian="10.5pt" style:font-weight-asian="bold" style:font-size-complex="12pt" style:font-weight-complex="bold"/>
    </style:style>
    <style:style style:name="T12" style:family="text">
      <style:text-properties style:text-position="0% 100%" style:font-name="Comic Sans MS1" fo:font-size="12pt" style:font-size-asian="10.5pt" style:font-size-complex="12pt"/>
    </style:style>
    <style:style style:name="T13" style:family="text">
      <style:text-properties style:text-position="0% 100%" style:font-name="Comic Sans MS" fo:font-size="12pt" style:text-underline-style="none" fo:font-weight="normal" style:font-size-asian="10.5pt" style:font-weight-asian="normal" style:font-size-complex="12pt" style:font-weight-complex="normal"/>
    </style:style>
    <style:style style:name="T14" style:family="text">
      <style:text-properties style:text-position="0% 100%" fo:font-style="normal" style:text-underline-style="none"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SUBMSSION DETAILS</text:p>
      <text:p text:style-name="P1"/>
      <text:p text:style-name="P3">PROJECT NAME : <text:span text:style-name="T1">Sudoku Solver</text:span> and <text:span text:style-name="T1">Sudoku Generator</text:span></text:p>
      <text:p text:style-name="P4"/>
      <text:p text:style-name="P2">Team members :</text:p>
      <text:list xml:id="list163431784" text:style-name="L1">
        <text:list-item>
          <text:p text:style-name="P13"><text:span text:style-name="T2">Prateek Chandan</text:span> <text:s/>- 120050042</text:p>
        </text:list-item>
        <text:list-item>
          <text:p text:style-name="P13"><text:span text:style-name="T2">JVS Shyam</text:span> - <text:s/>120050052</text:p>
        </text:list-item>
      </text:list>
      <text:p text:style-name="P2">Lab batch : Tuesday , 9:AM – 11:AM</text:p>
      <text:p text:style-name="P2"/>
      <text:p text:style-name="P3">I&gt; What program does ?</text:p>
      <text:p text:style-name="P2"/>
      <text:p text:style-name="P2">=&gt; <text:s/>This program is made for solving the sudokus of different difficulty levels.</text:p>
      <text:p text:style-name="P2">And most importantly , it generates the different sudokus of different difficulty levels which are : i&gt; very easy , ii&gt; easy , iii&gt; medium and i&gt; hard .</text:p>
      <text:p text:style-name="P2">The user can also use the interface to solve his/her sudoku saving the pencils and papers .</text:p>
      <text:p text:style-name="P2"/>
      <text:p text:style-name="P3">II&gt; How one can use this program ?</text:p>
      <text:p text:style-name="P2"/>
      <text:p text:style-name="P2">=&gt; Its just very easy and it <text:s/>is made very user friendly and no complex or correct format is required . The complete interface is kept on the canvas the user can do all the solving (generated Sudoku) and entering the Sudoku (for solving) on the canvas itself. Note : There is a sudoku.out one can just play the program by clicking on this. </text:p>
      <text:p text:style-name="P2"/>
      <text:p text:style-name="P3">III&gt; <text:s/>What is the algorithm for solving the Sudoku ? <text:s/></text:p>
      <text:p text:style-name="P2"/>
      <text:p text:style-name="P2">=&gt; There are different stages of solving processes used in the program with various complexity levels named as different levels . The algorithm described :</text:p>
      <text:p text:style-name="P2">Note : There is a structure used in the program named as <text:span text:style-name="T2">box</text:span> which contains real value of a particular box , bool array to keep whether a no is allowed in that box or not and count which counts that how many numbers are not possible in that box.</text:p>
      <text:p text:style-name="P2"/>
      <text:p text:style-name="P2"><text:span text:style-name="T2">Level 1</text:span> <text:s/>: This checks each and every box of a Sudoku and checks whether any of them has count =8 means that there is only one possibility so it fills that number over there.</text:p>
      <text:p text:style-name="P2">*Ability of this algorithm : It is capable of solving Sudoku of very easy difficulty not even complete but just 50% of them. So , Sudoku solving requires a different logic.</text:p>
      <text:p text:style-name="P2"/>
      <text:p text:style-name="P3">Level 2 : <text:span text:style-name="T3">In this each number from 1 to 9 is checked in each 3 X 3 box , each horizontal and vertical </text:span><text:s/><text:span text:style-name="T3">lines , if in any of them the possibility of a number is present at any one place then it fills that number at that unique place . Note that this place may not have all the other 8 possibilities cut and people generally make mistake that this logic is included in level 1</text:span></text:p>
      <text:p text:style-name="P2"/>
      <text:p text:style-name="P2">*Ability of this algorithm : It is a pretty good logic and is capable of solving almost <text:soft-page-break/>all easy and medium sudoku and also the some sudoku of hard difficulty about 30-40%. This is good but no a complete logic.</text:p>
      <text:p text:style-name="P2"/>
      <text:p text:style-name="P3">Level 3 : <text:span text:style-name="T3">This is a bit complex algorithm . The idea is based on sets. In this all the horizontal and vertical lines and each 3X3 box is checked and from each all the empty boxes are kept in an array , them of them all possible sets of 2 empty boxes is created and the union of their possibilities is made. If the total no of possibilities in any union of two sets is two then it signifies that those two numbers are exhausted in the two boxes whose sets are made . Then this logic cuts all these two numbers from all other boxes except the two whose sets are made . And all numbers except that numbers of union from the current boxes. And then logic 1 and logic 2 is used to solve the Sudoku.</text:span></text:p>
      <text:p text:style-name="P2">*Ability of this algorithm : This algorithm solves the almost all hard sudokus whose solution exist and aren't diabolic ( Sudoku which requires guessing ) .</text:p>
      <text:p text:style-name="P2">* Drawback of algorithm : It would be a 100% solver if the sets were from 2 to n-1 where n is number of empty boxes. All the solvable sudokus would be solved then .</text:p>
      <text:p text:style-name="P2"/>
      <text:p text:style-name="P3">Level 4: <text:span text:style-name="T3">This is a bit of brute force kind , but it works very well and very efficient too. , taking care of the drawbacks of level 3. It works as it check at each and every place where there are two possibilities and then keeps any of of them and then again tries to solve the Sudoku and in further solving this method is not used. If the Sudoku solves with first choice then it is good and if it not solves then it tries the second possibility and even the second possibility doesn't work then it goes to another box with two possibilities. Likewise it checks all the boxes . If none of them works means that the Sudoku is not solvable without any brute force and is out of scope of the program.</text:span></text:p>
      <text:p text:style-name="P2">* Ability of this logic : This solves almost all of the hardest sudokus and 100% of hard sudokus so it is very efficient. And note that there is no binary tree kind of thing is created.</text:p>
      <text:p text:style-name="P2"/>
      <text:p text:style-name="P2">There were some unsuccessful tries of writing logic which make sets of all numbers and also of creating a tree which solves even an unsolvable Sudoku by guessing but that was very inefficient . So idea was dropped.</text:p>
      <text:p text:style-name="P2"/>
      <text:p text:style-name="P2">Thats all :)</text:p>
      <text:p text:style-name="P2"/>
      <text:p text:style-name="P3">IV&gt; How a Sudoku is generated with various difficulty levels ?</text:p>
      <text:p text:style-name="P2"/>
      <text:p text:style-name="P2">=&gt; The basic idea which the Sudoku generator use is the idea symmetry . <text:s/>Means that for a particular answer of a sudoku <text:s/>if we apply different symmetry operations the new array created is itself a correct answers and can be use dto generate a question . </text:p>
      <text:p text:style-name="P2">The different symmetry operations are :</text:p>
      <text:p text:style-name="P2">i&gt; swapping about horizontal axis</text:p>
      <text:p text:style-name="P2">ii&gt; swapping about vertical axis</text:p>
      <text:p text:style-name="P2">iii&gt; <text:s/>swapping about main diagonal</text:p>
      <text:p text:style-name="P2">iv&gt; <text:s/>swapping about other diagonal</text:p>
      <text:p text:style-name="P2"><text:soft-page-break/>iv&gt; turning left , right and turning turning down</text:p>
      <text:p text:style-name="P2">v&gt; cutting the answers into strips (9X3)( horizontal and vertical and exchanging them )</text:p>
      <text:p text:style-name="P2"/>
      <text:p text:style-name="P2">By applying symmetry operations a random answer is created. Which is used to generate <text:s/>a Sudoku. The difficulty level is controlled by removing numbers from less to more. Very Easy removes 28 numbers , <text:s/>easy 36 , medium 44 and hard makes a Sudoku which have no further scope of removing any more number. <text:s/>It works by removing a random number from any place and after removing it tries to solve. If the Sudoku solves then it removes the number and if it doesn't solves then it put back , crosses that and tries for different box. In hard if either all are removed or cut then the Sudoku is printed on board and given to the user to solve . </text:p>
      <text:p text:style-name="P2"/>
      <text:p text:style-name="P8"><text:span text:style-name="T4">Efficiency of generating different sudokus : from the datas collected from wikipedia total no of Sudoku that can be generated is 6.67 X 10</text:span><text:span text:style-name="T5">21 <text:s/></text:span><text:span text:style-name="T8">and after removing all symmetry the no of sudokus are </text:span><text:span text:style-name="T7">5,472,730,538</text:span><text:bookmark text:name="cite_ref-Jarvis_and_Russell_17-0"/><text:span text:style-name="T8"> . Since <text:s/>my program is using only symmetry so if it correctly works then it can generate boards in the order of 10</text:span><text:span text:style-name="T5">10 <text:s/></text:span><text:span text:style-name="T8">. But this is the most efficient case , even If our generator <text:s/>is able to generate 1 lac (i.e. 0.01% of the most efficiency) boards then it is pretty fine .</text:span></text:p>
      <text:p text:style-name="P9"/>
      <text:p text:style-name="P9">So , The generator works well and we hope that the users will enjoy playing it . </text:p>
      <text:p text:style-name="P9"/>
      <text:p text:style-name="P10">V&gt; What are the other features of the program ?</text:p>
      <text:p text:style-name="P9"/>
      <text:p text:style-name="P6"><text:span text:style-name="T9">=&gt; To make the program look beautiful a nice interface is created with nice </text:span><text:span text:style-name="T10">backgrounds <text:s text:c="2"/></text:span></text:p>
      <text:p text:style-name="P7"><text:span text:style-name="T12">and user friendly interface where user can enter the numbers change it and also delete it using both keyboard and on screen. There is a </text:span><text:span text:style-name="T10">message-box</text:span><text:span text:style-name="T12"> which keeps informing the user of the current status. If the user make mistake then it will notify user of his/her mistake and otherwise will give a positive response. </text:span></text:p>
      <text:p text:style-name="P7"><text:span text:style-name="T12">* The program also calculates the </text:span><text:span text:style-name="T11">time</text:span><text:span text:style-name="T12"> of solving Sudoku by the user and finally prints it in the message-box </text:span></text:p>
      <text:p text:style-name="P9">There are buttons of solving which allows user to let the computer solve and also at ant point of time the user can go to the main menu.</text:p>
      <text:p text:style-name="P9">The interface is tried to keep as beautiful as possible . </text:p>
      <text:p text:style-name="P9"/>
      <text:p text:style-name="P10">VI&gt; What is the features of menu page ?</text:p>
      <text:p text:style-name="P9">=&gt; The menu page has some features used to make the program look good.</text:p>
      <text:p text:style-name="P9">It is tried to keep beautiful . The letters of sudoku are printed using colored polygons and the letters are moving and rotating randomly in each loop so the letters are called as <text:span text:style-name="T1">THE DANCING LETTERS</text:span> . Then three buttons are there.</text:p>
      <text:list xml:id="list611500379" text:style-name="L2">
        <text:list-item>
          <text:p text:style-name="P14">Sudoku solver calls the program where the user can enter a sudoku answer and then click on the solve button so that computer can solve the sudoku question .</text:p>
        </text:list-item>
        <text:list-item>
          <text:p text:style-name="P14">The next button of sudoku generator calls an animation in which four buttons are created and allows the user play the sudoku game of various difficulty levels.</text:p>
        </text:list-item>
        <text:list-item>
          <text:p text:style-name="P14"><text:soft-page-break/>Exit : exits the program ( The only way of proper exit)</text:p>
        </text:list-item>
      </text:list>
      <text:p text:style-name="P9">The borders of the menu screen and the background is also kept beautiful.</text:p>
      <text:list xml:id="list953260770" text:style-name="L3">
        <text:list-item>
          <text:list>
            <text:list-header>
              <text:p text:style-name="P15"><text:s/></text:p>
            </text:list-header>
          </text:list>
        </text:list-item>
      </text:list>
      <text:p text:style-name="P10">VII&gt; How you got to know the algorithms ?</text:p>
      <text:p text:style-name="P9"/>
      <text:p text:style-name="P9">=&gt; Yeah , the last part is of credits.</text:p>
      <text:list xml:id="list2141214331" text:style-name="L4">
        <text:list-item>
          <text:p text:style-name="P17"><text:span text:style-name="T8">For the solving part </text:span><text:span text:style-name="T13">first</text:span><text:span text:style-name="T8"> we tried to solve the sudoku on a paper and what we used to solve on paper and the algorithm which we used on the paper we coded it.</text:span></text:p>
        </text:list-item>
        <text:list-item>
          <text:p text:style-name="P17"><text:span text:style-name="T8">We also got to know the maths of sudoku from the <text:s/>website </text:span><text:a xlink:type="simple" xlink:href="http://en.wikipedia.org/wiki/Sudoku">http://en.wikipedia.org/wiki/Sudoku</text:a><text:span text:style-name="T8"> <text:s/>from there we came to know about the symmetry operations.</text:span></text:p>
        </text:list-item>
        <text:list-item>
          <text:p text:style-name="P16">The rest of the part was our imagination.</text:p>
        </text:list-item>
      </text:list>
      <text:p text:style-name="P9"/>
      <text:p text:style-name="P9"/>
      <text:p text:style-name="P9"/>
      <text:p text:style-name="P12"><text:span text:style-name="T6">Thanks</text:span><text:span text:style-name="T14"> </text:span></text:p>
      <text:p text:style-name="P11">-----------------------XXXXXXX-------------------------------</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Comic Sans MS" svg:font-family="'Comic Sans MS'" style:font-family-generic="script"/>
    <style:font-face style:name="URW Chancery L" svg:font-family="'URW Chancery L'"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10T13:42:05</meta:creation-date>
    <dc:date>2012-11-10T18:58:22</dc:date>
    <meta:editing-duration>PT02H36M17S</meta:editing-duration>
    <meta:editing-cycles>17</meta:editing-cycles>
    <meta:generator>OpenOffice.org/3.2$Linux OpenOffice.org_project/320m12$Build-9483</meta:generator>
    <dc:creator>Prateek Chandan</dc:creator>
    <meta:document-statistic meta:table-count="0" meta:image-count="0" meta:object-count="0" meta:page-count="4" meta:paragraph-count="59" meta:word-count="1565" meta:character-count="8280"/>
  </office:meta>
</office:document-meta>
</file>